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 style:list-style-name="L2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La Game Boy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list text:style-name="L2">
              <text:list-item>
                <text:p text:style-name="P1"><text:s/>Une des premières consoles portables</text:p>
                <text:p text:style-name="P1"/>
              </text:list-item>
              <text:list-item>
                <text:p text:style-name="P1"><text:s/>Commercialisée par Nintendo en 1989</text:p>
                <text:p text:style-name="P1"/>
              </text:list-item>
              <text:list-item>
                <text:p text:style-name="P1"><text:s/>Possibilité de changer de je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Pas de GPU</text:p>
                <text:p/>
              </text:list-item>
              <text:list-item>
                <text:p>Affichage ligne par ligne</text:p>
                <text:p/>
              </text:list-item>
              <text:list-item>
                <text:p>Utilisation de tuiles</text:p>
                <text:p/>
              </text:list-item>
              <text:list-item>
                <text:p>Différentes couches d'affich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ouche background </text:p>
                <text:p/>
                <text:p>-&gt;sché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ouche window </text:p>
                <text:p/>
                <text:p>-&gt;sché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ouche sprites</text:p>
                <text:p/>
                <text:p>-&gt;sché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'émulation aujourd'hui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Virtualisation ( en 2008 : un serveur n'utilise que 10 % des capacités du matériel)</text:p>
                <text:p/>
              </text:list-item>
              <text:list-item>
                <text:p>Environnements de test</text:p>
                <text:p/>
              </text:list-item>
              <text:list-item>
                <text:p>Émulation de terminal</text:p>
                <text:p/>
              </text:list-item>
              <text:list-item>
                <text:p>Sauvegarde du patrimoine dans le domaine des jeux vidéo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</meta:initial-creator>
    <meta:creation-date>2013-05-20T11:58:20</meta:creation-date>
    <dc:date>2013-05-20T13:46:56</dc:date>
    <dc:creator>flo </dc:creator>
    <meta:editing-duration>PT1H38M39S</meta:editing-duration>
    <meta:editing-cycles>2</meta:editing-cycles>
    <meta:generator>LibreOffice/3.6$Linux_x86 LibreOffice_project/360m1$Build-2</meta:generator>
    <meta:document-statistic meta:object-count="45"/>
  </office:meta>
</office:document-meta>
</file>